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5.1831in" svg:height="3.174in" svg:x="4.2043in" svg:y="0.4169in">
            <draw:object draw:notify-on-update-of-ranges="Foglio1.C5:Foglio1.C14 Foglio1.D4:Foglio1.D4 Foglio1.D5:Foglio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245 thermocouple measurement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C dV [uV]</text:p>
          </table:table-cell>
          <table:table-cell office:value-type="string" calcext:value-type="string">
            <text:p>Meas [C°]</text:p>
          </table:table-cell>
          <table:table-cell table:style-name="Default" office:value-type="string" calcext:value-type="string">
            <text:p>S[uV/C°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B5]/[.C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96" calcext:value-type="float">
            <text:p>96</text:p>
          </table:table-cell>
          <table:table-cell table:formula="of:=[.B6]/[.C6]" office:value-type="float" office:value="15.625" calcext:value-type="float">
            <text:p>15.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4" calcext:value-type="float">
            <text:p>154</text:p>
          </table:table-cell>
          <table:table-cell table:formula="of:=[.B7]/[.C7]" office:value-type="float" office:value="19.4805194805195" calcext:value-type="float">
            <text:p>19.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191.5" calcext:value-type="float">
            <text:p>191.5</text:p>
          </table:table-cell>
          <table:table-cell table:formula="of:=[.B8]/[.C8]" office:value-type="float" office:value="20.88772845953" calcext:value-type="float">
            <text:p>20.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235" calcext:value-type="float">
            <text:p>235</text:p>
          </table:table-cell>
          <table:table-cell table:formula="of:=[.B9]/[.C9]" office:value-type="float" office:value="21.2765957446809" calcext:value-type="float">
            <text:p>21.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262" calcext:value-type="float">
            <text:p>262</text:p>
          </table:table-cell>
          <table:table-cell table:formula="of:=[.B10]/[.C10]" office:value-type="float" office:value="22.9007633587786" calcext:value-type="float">
            <text:p>22.9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310" calcext:value-type="float">
            <text:p>310</text:p>
          </table:table-cell>
          <table:table-cell table:formula="of:=[.B11]/[.C11]" office:value-type="float" office:value="22.5806451612903" calcext:value-type="float">
            <text:p>22.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00" calcext:value-type="float">
            <text:p>9000</text:p>
          </table:table-cell>
          <table:table-cell office:value-type="float" office:value="372.5" calcext:value-type="float">
            <text:p>372.5</text:p>
          </table:table-cell>
          <table:table-cell table:formula="of:=[.B12]/[.C12]" office:value-type="float" office:value="24.1610738255034" calcext:value-type="float">
            <text:p>24.1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00" calcext:value-type="float">
            <text:p>10200</text:p>
          </table:table-cell>
          <table:table-cell office:value-type="float" office:value="423" calcext:value-type="float">
            <text:p>423</text:p>
          </table:table-cell>
          <table:table-cell table:formula="of:=[.B13]/[.C13]" office:value-type="float" office:value="24.113475177305" calcext:value-type="float">
            <text:p>24.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00" calcext:value-type="float">
            <text:p>11100</text:p>
          </table:table-cell>
          <table:table-cell office:value-type="float" office:value="458" calcext:value-type="float">
            <text:p>458</text:p>
          </table:table-cell>
          <table:table-cell table:formula="of:=[.B14]/[.C14]" office:value-type="float" office:value="24.235807860262" calcext:value-type="float">
            <text:p>24.24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tuning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Kd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S360</text:p>
          </table:table-cell>
          <table:table-cell table:number-columns-repeated="2"/>
          <table:table-cell table:style-name="Default"/>
          <table:table-cell>
            <draw:frame draw:z-index="1" draw:style-name="gr1" draw:text-style-name="P1" svg:width="5.1831in" svg:height="3.174in" svg:x="0.6134in" svg:y="0.1346in">
              <draw:object draw:notify-on-update-of-ranges="Foglio1.C27:Foglio1.C36 Foglio1.D4:Foglio1.D4 Foglio1.D27:Foglio1.D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C dV [uV]</text:p>
          </table:table-cell>
          <table:table-cell office:value-type="string" calcext:value-type="string">
            <text:p>Meas [C°]</text:p>
          </table:table-cell>
          <table:table-cell table:style-name="Default" office:value-type="string" calcext:value-type="string">
            <text:p>S[uV/C°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7]/[.C2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table:formula="of:=[.B28]/[.C28]" office:value-type="float" office:value="4.27350427350427" calcext:value-type="float">
            <text:p>4.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163" calcext:value-type="float">
            <text:p>163</text:p>
          </table:table-cell>
          <table:table-cell table:formula="of:=[.B29]/[.C29]" office:value-type="float" office:value="5.52147239263804" calcext:value-type="float">
            <text:p>5.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float" office:value="205" calcext:value-type="float">
            <text:p>205</text:p>
          </table:table-cell>
          <table:table-cell table:formula="of:=[.B30]/[.C30]" office:value-type="float" office:value="6.34146341463415" calcext:value-type="float">
            <text:p>6.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79" calcext:value-type="float">
            <text:p>279</text:p>
          </table:table-cell>
          <table:table-cell table:formula="of:=[.B31]/[.C31]" office:value-type="float" office:value="7.16845878136201" calcext:value-type="float">
            <text:p>7.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0" calcext:value-type="float">
            <text:p>2300</text:p>
          </table:table-cell>
          <table:table-cell office:value-type="float" office:value="306" calcext:value-type="float">
            <text:p>306</text:p>
          </table:table-cell>
          <table:table-cell table:formula="of:=[.B32]/[.C32]" office:value-type="float" office:value="7.51633986928105" calcext:value-type="float">
            <text:p>7.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00" calcext:value-type="float">
            <text:p>2600</text:p>
          </table:table-cell>
          <table:table-cell office:value-type="float" office:value="336" calcext:value-type="float">
            <text:p>336</text:p>
          </table:table-cell>
          <table:table-cell table:formula="of:=[.B33]/[.C33]" office:value-type="float" office:value="7.73809523809524" calcext:value-type="float">
            <text:p>7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0" calcext:value-type="float">
            <text:p>2900</text:p>
          </table:table-cell>
          <table:table-cell office:value-type="float" office:value="365" calcext:value-type="float">
            <text:p>365</text:p>
          </table:table-cell>
          <table:table-cell table:formula="of:=[.B34]/[.C34]" office:value-type="float" office:value="7.94520547945206" calcext:value-type="float">
            <text:p>7.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419" calcext:value-type="float">
            <text:p>419</text:p>
          </table:table-cell>
          <table:table-cell table:formula="of:=[.B35]/[.C35]" office:value-type="float" office:value="8.35322195704057" calcext:value-type="float">
            <text:p>8.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00" calcext:value-type="float">
            <text:p>3800</text:p>
          </table:table-cell>
          <table:table-cell office:value-type="float" office:value="450" calcext:value-type="float">
            <text:p>450</text:p>
          </table:table-cell>
          <table:table-cell table:formula="of:=[.B36]/[.C36]" office:value-type="float" office:value="8.44444444444445" calcext:value-type="float">
            <text:p>8.44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tuning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Kd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M120</text:p>
          </table:table-cell>
          <table:table-cell table:number-columns-repeated="2"/>
          <table:table-cell table:style-name="Default"/>
          <table:table-cell>
            <draw:frame draw:z-index="2" draw:style-name="gr1" draw:text-style-name="P1" svg:width="5.1831in" svg:height="3.174in" svg:x="0.613in" svg:y="0.1346in">
              <draw:object draw:notify-on-update-of-ranges="Foglio1.C48:Foglio1.C57 Foglio1.D4:Foglio1.D4 Foglio1.D48:Foglio1.D5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C dV [uV]</text:p>
          </table:table-cell>
          <table:table-cell office:value-type="string" calcext:value-type="string">
            <text:p>Meas [C°]</text:p>
          </table:table-cell>
          <table:table-cell table:style-name="Default" office:value-type="string" calcext:value-type="string">
            <text:p>S[uV/C°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48]/[.C48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table:formula="of:=[.B49]/[.C49]" office:value-type="float" office:value="5.26315789473684" calcext:value-type="float">
            <text:p>5.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30" calcext:value-type="float">
            <text:p>130</text:p>
          </table:table-cell>
          <table:table-cell table:formula="of:=[.B50]/[.C50]" office:value-type="float" office:value="6.15384615384615" calcext:value-type="float">
            <text:p>6.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  <table:table-cell office:value-type="float" office:value="160" calcext:value-type="float">
            <text:p>160</text:p>
          </table:table-cell>
          <table:table-cell table:formula="of:=[.B51]/[.C51]" office:value-type="float" office:value="6.875" calcext:value-type="float">
            <text:p>6.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198" calcext:value-type="float">
            <text:p>198</text:p>
          </table:table-cell>
          <table:table-cell table:formula="of:=[.B52]/[.C52]" office:value-type="float" office:value="7.57575757575758" calcext:value-type="float">
            <text:p>7.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222" calcext:value-type="float">
            <text:p>222</text:p>
          </table:table-cell>
          <table:table-cell table:formula="of:=[.B53]/[.C53]" office:value-type="float" office:value="8.10810810810811" calcext:value-type="float">
            <text:p>8.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float" office:value="280" calcext:value-type="float">
            <text:p>280</text:p>
          </table:table-cell>
          <table:table-cell table:formula="of:=[.B54]/[.C54]" office:value-type="float" office:value="8.92857142857143" calcext:value-type="float">
            <text:p>8.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317" calcext:value-type="float">
            <text:p>317</text:p>
          </table:table-cell>
          <table:table-cell table:formula="of:=[.B55]/[.C55]" office:value-type="float" office:value="9.46372239747634" calcext:value-type="float">
            <text:p>9.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357" calcext:value-type="float">
            <text:p>357</text:p>
          </table:table-cell>
          <table:table-cell table:formula="of:=[.B56]/[.C56]" office:value-type="float" office:value="9.80392156862745" calcext:value-type="float">
            <text:p>9.8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" calcext:value-type="float">
            <text:p>4300</text:p>
          </table:table-cell>
          <table:table-cell office:value-type="float" office:value="416" calcext:value-type="float">
            <text:p>416</text:p>
          </table:table-cell>
          <table:table-cell table:formula="of:=[.B57]/[.C57]" office:value-type="float" office:value="10.3365384615385" calcext:value-type="float">
            <text:p>10.3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u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Kd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22:36:20.379254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23:47:29.071000000</meta:creation-date>
    <dc:date>2025-05-06T23:34:09.830889800</dc:date>
    <meta:editing-duration>PT58M27S</meta:editing-duration>
    <meta:editing-cycles>6</meta:editing-cycles>
    <meta:generator>LibreOffice/25.2.2.2$Windows_X86_64 LibreOffice_project/7370d4be9e3cf6031a51beef54ff3bda878e3fac</meta:generator>
    <meta:document-statistic meta:table-count="1" meta:cell-count="15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6cm" svg:height="8.063cm" xlink:href=".." xlink:type="simple" chart:class="chart:scatter" chart:style-name="ch1">
        <chart:legend chart:legend-position="end" svg:x="10.438cm" svg:y="3.729cm" style:legend-expansion="high" chart:style-name="ch2"/>
        <chart:plot-area chart:style-name="ch3" svg:x="0.263cm" svg:y="0.161cm" svg:width="9.912cm" svg:height="7.741cm">
          <chart:coordinate-region svg:x="1.414cm" svg:y="0.363cm" svg:width="8.459cm" svg:height="6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D5:Foglio1.D14" chart:label-cell-address="Foglio1.D4:Foglio1.D4" chart:class="chart:scatter">
            <chart:domain table:cell-range-address="Foglio1.C5:Foglio1.C14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[uV/C°]</text:p>
                <draw:g>
                  <svg:desc>Foglio1.D4:Foglio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oglio1.C5:Foglio1.C14</svg:desc>
                </draw:g>
              </table:table-cell>
              <table:table-cell office:value-type="float" office:value="0">
                <text:p>0</text:p>
                <draw:g>
                  <svg:desc>Foglio1.D5:Foglio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">
                <text:p>154</text:p>
              </table:table-cell>
              <table:table-cell office:value-type="float" office:value="19.4805194805195">
                <text:p>19.4805194805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.5">
                <text:p>191.5</text:p>
              </table:table-cell>
              <table:table-cell office:value-type="float" office:value="20.88772845953">
                <text:p>20.88772845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5">
                <text:p>235</text:p>
              </table:table-cell>
              <table:table-cell office:value-type="float" office:value="21.2765957446809">
                <text:p>21.2765957446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">
                <text:p>262</text:p>
              </table:table-cell>
              <table:table-cell office:value-type="float" office:value="22.9007633587786">
                <text:p>22.9007633587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22.5806451612903">
                <text:p>22.5806451612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.5">
                <text:p>372.5</text:p>
              </table:table-cell>
              <table:table-cell office:value-type="float" office:value="24.1610738255034">
                <text:p>24.1610738255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">
                <text:p>423</text:p>
              </table:table-cell>
              <table:table-cell office:value-type="float" office:value="24.113475177305">
                <text:p>24.113475177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8">
                <text:p>458</text:p>
              </table:table-cell>
              <table:table-cell office:value-type="float" office:value="24.235807860262">
                <text:p>24.235807860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6cm" svg:height="8.063cm" xlink:href=".." xlink:type="simple" chart:class="chart:scatter" chart:style-name="ch1">
        <chart:legend chart:legend-position="end" svg:x="10.438cm" svg:y="3.729cm" style:legend-expansion="high" chart:style-name="ch2"/>
        <chart:plot-area chart:style-name="ch3" svg:x="0.263cm" svg:y="0.161cm" svg:width="9.912cm" svg:height="7.741cm">
          <chart:coordinate-region svg:x="1.214cm" svg:y="0.363cm" svg:width="8.659cm" svg:height="6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D27:Foglio1.D36" chart:label-cell-address="Foglio1.D4:Foglio1.D4" chart:class="chart:scatter">
            <chart:domain table:cell-range-address="Foglio1.C27:Foglio1.C36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[uV/C°]</text:p>
                <draw:g>
                  <svg:desc>Foglio1.D4:Foglio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Foglio1.C27:Foglio1.C36</svg:desc>
                </draw:g>
              </table:table-cell>
              <table:table-cell office:value-type="float" office:value="0">
                <text:p>0</text:p>
                <draw:g>
                  <svg:desc>Foglio1.D27:Foglio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">
                <text:p>117</text:p>
              </table:table-cell>
              <table:table-cell office:value-type="float" office:value="4.27350427350427">
                <text:p>4.27350427350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">
                <text:p>163</text:p>
              </table:table-cell>
              <table:table-cell office:value-type="float" office:value="5.52147239263804">
                <text:p>5.52147239263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5">
                <text:p>205</text:p>
              </table:table-cell>
              <table:table-cell office:value-type="float" office:value="6.34146341463415">
                <text:p>6.34146341463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">
                <text:p>279</text:p>
              </table:table-cell>
              <table:table-cell office:value-type="float" office:value="7.16845878136201">
                <text:p>7.16845878136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7.51633986928105">
                <text:p>7.51633986928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6">
                <text:p>336</text:p>
              </table:table-cell>
              <table:table-cell office:value-type="float" office:value="7.73809523809524">
                <text:p>7.73809523809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">
                <text:p>365</text:p>
              </table:table-cell>
              <table:table-cell office:value-type="float" office:value="7.94520547945206">
                <text:p>7.94520547945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">
                <text:p>419</text:p>
              </table:table-cell>
              <table:table-cell office:value-type="float" office:value="8.35322195704057">
                <text:p>8.35322195704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8.44444444444445">
                <text:p>8.44444444444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6cm" svg:height="8.063cm" xlink:href=".." xlink:type="simple" chart:class="chart:scatter" chart:style-name="ch1">
        <chart:legend chart:legend-position="end" svg:x="10.438cm" svg:y="3.729cm" style:legend-expansion="high" chart:style-name="ch2"/>
        <chart:plot-area chart:style-name="ch3" svg:x="0.263cm" svg:y="0.161cm" svg:width="9.912cm" svg:height="7.741cm">
          <chart:coordinate-region svg:x="1.414cm" svg:y="0.363cm" svg:width="8.459cm" svg:height="6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D48:Foglio1.D57" chart:label-cell-address="Foglio1.D4:Foglio1.D4" chart:class="chart:scatter">
            <chart:domain table:cell-range-address="Foglio1.C48:Foglio1.C5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[uV/C°]</text:p>
                <draw:g>
                  <svg:desc>Foglio1.D4:Foglio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Foglio1.C48:Foglio1.C57</svg:desc>
                </draw:g>
              </table:table-cell>
              <table:table-cell office:value-type="float" office:value="0">
                <text:p>0</text:p>
                <draw:g>
                  <svg:desc>Foglio1.D48:Foglio1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5.26315789473684">
                <text:p>5.26315789473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">
                <text:p>130</text:p>
              </table:table-cell>
              <table:table-cell office:value-type="float" office:value="6.15384615384615">
                <text:p>6.153846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">
                <text:p>198</text:p>
              </table:table-cell>
              <table:table-cell office:value-type="float" office:value="7.57575757575758">
                <text:p>7.57575757575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2">
                <text:p>222</text:p>
              </table:table-cell>
              <table:table-cell office:value-type="float" office:value="8.10810810810811">
                <text:p>8.10810810810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8.92857142857143">
                <text:p>8.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7">
                <text:p>317</text:p>
              </table:table-cell>
              <table:table-cell office:value-type="float" office:value="9.46372239747634">
                <text:p>9.46372239747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">
                <text:p>357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">
                <text:p>416</text:p>
              </table:table-cell>
              <table:table-cell office:value-type="float" office:value="10.3365384615385">
                <text:p>10.3365384615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